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2.843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8.1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 style:font-weight-asian="normal" style:font-weight-complex="normal" fo:hyphenate="true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webList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default-cell-style-name="ce8"/>
        <table:table-row table:style-name="ro1">
          <table:table-cell table:style-name="ce9" table:number-columns-repeated="2"/>
          <table:table-cell table:style-name="ce9" table:formula="of:=+['file:///home/woooky/krypto/g2-archiary/setting/Ar-setting2.ods'#$filtr.A1]" office:value-type="string" office:string-value="Record" calcext:value-type="string">
            <text:p>Record</text:p>
          </table:table-cell>
          <table:table-cell table:style-name="ce9" table:formula="of:=+['file:///home/woooky/krypto/g2-archiary/setting/Ar-setting2.ods'#$filtr.D1]" office:value-type="string" office:string-value="Prefix" calcext:value-type="string">
            <text:p>Prefix</text:p>
          </table:table-cell>
        </table:table-row>
        <table:table-row table:style-name="ro2">
          <table:table-cell table:style-name="ce5" table:formula="of:=+['file:///home/woooky/krypto/g2-archiary/setting/Ar-setting2.ods'#$filtr.B2]" office:value-type="string" office:string-value="play1.png" calcext:value-type="string">
            <text:p>play1.png</text:p>
          </table:table-cell>
          <table:table-cell table:style-name="ce5" table:formula="of:=+['file:///home/woooky/krypto/g2-archiary/setting/Ar-setting2.ods'#$filtr.C2]" office:value-type="string" office:string-value="Kryptoměny – pohled náctiletého kluka na kryptoměny formou prezentace pro své spolužáky  🎬 [LK](2025)" calcext:value-type="string">
            <text:p>Kryptoměny – pohled náctiletého kluka na kryptoměny formou prezentace pro své spolužáky <text:s/>🎬 [LK](2025)</text:p>
          </table:table-cell>
          <table:table-cell table:style-name="ce9" table:formula="of:=+['file:///home/woooky/krypto/g2-archiary/setting/Ar-setting2.ods'#$filtr.A2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2]" office:value-type="string" office:string-value="https://mega.nz/file/6SRBgBRT#ZB0iawGPfOv_" calcext:value-type="string">
            <text:p>https://mega.nz/file/6SRBgBRT#ZB0iawGPfOv_</text:p>
          </table:table-cell>
        </table:table-row>
        <table:table-row table:style-name="ro2">
          <table:table-cell table:style-name="ce5" table:formula="of:=+['file:///home/woooky/krypto/g2-archiary/setting/Ar-setting2.ods'#$filtr.B3]" office:value-type="string" office:string-value="pdf1.png" calcext:value-type="string">
            <text:p>pdf1.png</text:p>
          </table:table-cell>
          <table:table-cell table:style-name="ce5" table:formula="of:=+['file:///home/woooky/krypto/g2-archiary/setting/Ar-setting2.ods'#$filtr.C3]" office:value-type="string" office:string-value="TD $5264, duration in 12 days, trade202507 LEAug 2025, bad output  📜💲 [mjw](2025)" calcext:value-type="string">
            <text:p>TD $5264, duration in 12 days, trade202507 LEAug 2025, bad output <text:s/>📜💲 [mjw](2025)</text:p>
          </table:table-cell>
          <table:table-cell table:style-name="ce9" table:formula="of:=+['file:///home/woooky/krypto/g2-archiary/setting/Ar-setting2.ods'#$filtr.A3]" office:value-type="float" office:value="1" calcext:value-type="float">
            <text:p>1</text:p>
          </table:table-cell>
          <table:table-cell table:style-name="ce5" table:formula="of:=+['file:///home/woooky/krypto/g2-archiary/setting/Ar-setting2.ods'#$filtr.D3]" office:value-type="string" office:string-value="https://mega.nz/file/SOQiGYDJ#ChN5OIGyVcWJ" calcext:value-type="string">
            <text:p>https://mega.nz/file/SOQiGYDJ#ChN5OIGyVcWJ</text:p>
          </table:table-cell>
        </table:table-row>
        <table:table-row table:style-name="ro2">
          <table:table-cell table:style-name="ce5" table:formula="of:=+['file:///home/woooky/krypto/g2-archiary/setting/Ar-setting2.ods'#$filtr.B4]" office:value-type="string" office:string-value="pdf2.png" calcext:value-type="string">
            <text:p>pdf2.png</text:p>
          </table:table-cell>
          <table:table-cell table:style-name="ce5" table:formula="of:=+['file:///home/woooky/krypto/g2-archiary/setting/Ar-setting2.ods'#$filtr.C4]" office:value-type="string" office:string-value="TD $5566, duration in 4 days, trade202507 NQ Sep 2025, good output  📜💲[mjw](2025) " calcext:value-type="string">
            <text:p>TD $5566, duration in 4 days, trade202507 NQ Sep 2025, good output <text:s/>📜💲[mjw](2025) </text:p>
          </table:table-cell>
          <table:table-cell table:style-name="ce9" table:formula="of:=+['file:///home/woooky/krypto/g2-archiary/setting/Ar-setting2.ods'#$filtr.A4]" office:value-type="float" office:value="2" calcext:value-type="float">
            <text:p>2</text:p>
          </table:table-cell>
          <table:table-cell table:style-name="ce5" table:formula="of:=+['file:///home/woooky/krypto/g2-archiary/setting/Ar-setting2.ods'#$filtr.D4]" office:value-type="string" office:string-value="https://mega.nz/file/ybhgjQBI#GZlRD_9q9b-E" calcext:value-type="string">
            <text:p>https://mega.nz/file/ybhgjQBI#GZlRD_9q9b-E</text:p>
          </table:table-cell>
        </table:table-row>
        <table:table-row table:style-name="ro2">
          <table:table-cell table:style-name="ce5" table:formula="of:=+['file:///home/woooky/krypto/g2-archiary/setting/Ar-setting2.ods'#$filtr.B5]" office:value-type="string" office:string-value="books1.png" calcext:value-type="string">
            <text:p>books1.png</text:p>
          </table:table-cell>
          <table:table-cell table:style-name="ce5" table:formula="of:=+['file:///home/woooky/krypto/g2-archiary/setting/Ar-setting2.ods'#$filtr.C5]" office:value-type="string" office:string-value="TA $open, duration in 19 years, STOCK CEZ Prague situation 202507, analysis, reflection, future  📜💲 [mjw](2025)" calcext:value-type="string">
            <text:p>TA $open, duration in 19 years, STOCK CEZ Prague situation 202507, analysis, reflection, future <text:s/>📜💲 [mjw](2025)</text:p>
          </table:table-cell>
          <table:table-cell table:style-name="ce9" table:formula="of:=+['file:///home/woooky/krypto/g2-archiary/setting/Ar-setting2.ods'#$filtr.A5]" office:value-type="float" office:value="3" calcext:value-type="float">
            <text:p>3</text:p>
          </table:table-cell>
          <table:table-cell table:style-name="ce5" table:formula="of:=+['file:///home/woooky/krypto/g2-archiary/setting/Ar-setting2.ods'#$filtr.D5]" office:value-type="string" office:string-value="https://mega.nz/file/fbIVgBwT#LkVPks3a01hK" calcext:value-type="string">
            <text:p>https://mega.nz/file/fbIVgBwT#LkVPks3a01hK</text:p>
          </table:table-cell>
        </table:table-row>
        <table:table-row table:style-name="ro2">
          <table:table-cell table:style-name="ce5" table:formula="of:=+['file:///home/woooky/krypto/g2-archiary/setting/Ar-setting2.ods'#$filtr.B6]" office:value-type="string" office:string-value="IMG20250809084445.jpg" calcext:value-type="string">
            <text:p>IMG20250809084445.jpg</text:p>
          </table:table-cell>
          <table:table-cell table:style-name="ce5" table:formula="of:=+['file:///home/woooky/krypto/g2-archiary/setting/Ar-setting2.ods'#$filtr.C6]" office:value-type="string" office:string-value="Flower with teddy bear  📸 [mjw](20250804)" calcext:value-type="string">
            <text:p>Flower with teddy bear <text:s/>📸 [mjw](20250804)</text:p>
          </table:table-cell>
          <table:table-cell table:style-name="ce9" table:formula="of:=+['file:///home/woooky/krypto/g2-archiary/setting/Ar-setting2.ods'#$filtr.A6]" office:value-type="float" office:value="4" calcext:value-type="float">
            <text:p>4</text:p>
          </table:table-cell>
          <table:table-cell table:style-name="ce5" table:formula="of:=+['file:///home/woooky/krypto/g2-archiary/setting/Ar-setting2.ods'#$filtr.D6]" office:value-type="string" office:string-value="https://mega.nz/file/SbZkFShY#T27WccpPhuo2" calcext:value-type="string">
            <text:p>https://mega.nz/file/SbZkFShY#T27WccpPhuo2</text:p>
          </table:table-cell>
        </table:table-row>
        <table:table-row table:style-name="ro2">
          <table:table-cell table:style-name="ce5" table:formula="of:=+['file:///home/woooky/krypto/g2-archiary/setting/Ar-setting2.ods'#$filtr.B7]" office:value-type="string" office:string-value="msdos.png" calcext:value-type="string">
            <text:p>msdos.png</text:p>
          </table:table-cell>
          <table:table-cell table:style-name="ce5" table:formula="of:=+['file:///home/woooky/krypto/g2-archiary/setting/Ar-setting2.ods'#$filtr.C7]" office:value-type="string" office:string-value="First Steps of a Programmer - calculator in cmd.exe 📝 [LK] (2024) " calcext:value-type="string">
            <text:p>First Steps of a Programmer - calculator in cmd.exe 📝 [LK] (2024) </text:p>
          </table:table-cell>
          <table:table-cell table:style-name="ce9" table:formula="of:=+['file:///home/woooky/krypto/g2-archiary/setting/Ar-setting2.ods'#$filtr.A7]" office:value-type="float" office:value="5" calcext:value-type="float">
            <text:p>5</text:p>
          </table:table-cell>
          <table:table-cell table:style-name="ce5" table:formula="of:=+['file:///home/woooky/krypto/g2-archiary/setting/Ar-setting2.ods'#$filtr.D7]" office:value-type="string" office:string-value="https://mega.nz/file/TLQzSZRZ#XoAiV28quEJw" calcext:value-type="string">
            <text:p>https://mega.nz/file/TLQzSZRZ#XoAiV28quEJw</text:p>
          </table:table-cell>
        </table:table-row>
        <table:table-row table:style-name="ro2">
          <table:table-cell table:style-name="ce5" table:formula="of:=+['file:///home/woooky/krypto/g2-archiary/setting/Ar-setting2.ods'#$filtr.B8]" office:value-type="string" office:string-value="praha.png" calcext:value-type="string">
            <text:p>praha.png</text:p>
          </table:table-cell>
          <table:table-cell table:style-name="ce5" table:formula="of:=+['file:///home/woooky/krypto/g2-archiary/setting/Ar-setting2.ods'#$filtr.C8]" office:value-type="string" office:string-value="Youth journey to the capital of the Czech Republic – Prague 🎬 [LK](2025)" calcext:value-type="string">
            <text:p>Youth journey to the capital of the Czech Republic – Prague 🎬 [LK](2025)</text:p>
          </table:table-cell>
          <table:table-cell table:style-name="ce9" table:formula="of:=+['file:///home/woooky/krypto/g2-archiary/setting/Ar-setting2.ods'#$filtr.A8]" office:value-type="float" office:value="6" calcext:value-type="float">
            <text:p>6</text:p>
          </table:table-cell>
          <table:table-cell table:style-name="ce5" table:formula="of:=+['file:///home/woooky/krypto/g2-archiary/setting/Ar-setting2.ods'#$filtr.D8]" office:value-type="string" office:string-value="https://mega.nz/file/HaR2lKDK#8EFkRws66iXt" calcext:value-type="string">
            <text:p>https://mega.nz/file/HaR2lKDK#8EFkRws66iXt</text:p>
          </table:table-cell>
        </table:table-row>
        <table:table-row table:style-name="ro2">
          <table:table-cell table:style-name="ce5" table:formula="of:=+['file:///home/woooky/krypto/g2-archiary/setting/Ar-setting2.ods'#$filtr.B9]" office:value-type="string" office:string-value="apple.png" calcext:value-type="string">
            <text:p>apple.png</text:p>
          </table:table-cell>
          <table:table-cell table:style-name="ce5" table:formula="of:=+['file:///home/woooky/krypto/g2-archiary/setting/Ar-setting2.ods'#$filtr.C9]" office:value-type="string" office:string-value="Jablíčko – Windows – a děti 🎥🙂 [LK,mjw](2024)" calcext:value-type="string">
            <text:p>Jablíčko – Windows – a děti 🎥🙂 [LK,mjw](2024)</text:p>
          </table:table-cell>
          <table:table-cell table:style-name="ce9" table:formula="of:=+['file:///home/woooky/krypto/g2-archiary/setting/Ar-setting2.ods'#$filtr.A9]" office:value-type="float" office:value="7" calcext:value-type="float">
            <text:p>7</text:p>
          </table:table-cell>
          <table:table-cell table:style-name="ce5" table:formula="of:=+['file:///home/woooky/krypto/g2-archiary/setting/Ar-setting2.ods'#$filtr.D9]" office:value-type="string" office:string-value="https://mega.nz/file/bepGzSoL#HZ9Ycux6XxIn" calcext:value-type="string">
            <text:p>https://mega.nz/file/bepGzSoL#HZ9Ycux6XxIn</text:p>
          </table:table-cell>
        </table:table-row>
        <table:table-row table:style-name="ro2">
          <table:table-cell table:style-name="ce5" table:formula="of:=+['file:///home/woooky/krypto/g2-archiary/setting/Ar-setting2.ods'#$filtr.B10]" office:value-type="string" office:string-value="ruh.png" calcext:value-type="string">
            <text:p>ruh.png</text:p>
          </table:table-cell>
          <table:table-cell table:style-name="ce5" table:formula="of:=+['file:///home/woooky/krypto/g2-archiary/setting/Ar-setting2.ods'#$filtr.C10]" office:value-type="string" office:string-value="Rehabilitation Institute Hrabyně – large aquarium –  🎥 [mjw](2020)" calcext:value-type="string">
            <text:p>Rehabilitation Institute Hrabyně – large aquarium – <text:s/>🎥 [mjw](2020)</text:p>
          </table:table-cell>
          <table:table-cell table:style-name="ce9" table:formula="of:=+['file:///home/woooky/krypto/g2-archiary/setting/Ar-setting2.ods'#$filtr.A10]" office:value-type="float" office:value="8" calcext:value-type="float">
            <text:p>8</text:p>
          </table:table-cell>
          <table:table-cell table:style-name="ce5" table:formula="of:=+['file:///home/woooky/krypto/g2-archiary/setting/Ar-setting2.ods'#$filtr.D10]" office:value-type="string" office:string-value="https://mega.nz/file/ja4lkSCB#OhqV_Ag3dbs3" calcext:value-type="string">
            <text:p>https://mega.nz/file/ja4lkSCB#OhqV_Ag3dbs3</text:p>
          </table:table-cell>
        </table:table-row>
        <table:table-row table:style-name="ro2">
          <table:table-cell table:style-name="ce5" table:formula="of:=+['file:///home/woooky/krypto/g2-archiary/setting/Ar-setting2.ods'#$filtr.B11]" office:value-type="string" office:string-value="fiat.png" calcext:value-type="string">
            <text:p>fiat.png</text:p>
          </table:table-cell>
          <table:table-cell table:style-name="ce5" table:formula="of:=+['file:///home/woooky/krypto/g2-archiary/setting/Ar-setting2.ods'#$filtr.C11]" office:value-type="string" office:string-value="Fiat Panda 2012, opravy  a technická 20250807 25561,-Kč, najeto 107700km, první výměna zadní části výfuku, první výměna rozvodového… 🚗 [milo, mjw] (20250807)" calcext:value-type="string">
            <text:p>Fiat Panda 2012, opravy <text:s/>a technická 20250807 25561,-Kč, najeto 107700km, první výměna zadní části výfuku, první výměna rozvodového… 🚗 [milo, mjw] (20250807)</text:p>
          </table:table-cell>
          <table:table-cell table:style-name="ce9" table:formula="of:=+['file:///home/woooky/krypto/g2-archiary/setting/Ar-setting2.ods'#$filtr.A11]" office:value-type="float" office:value="9" calcext:value-type="float">
            <text:p>9</text:p>
          </table:table-cell>
          <table:table-cell table:style-name="ce5" table:formula="of:=+['file:///home/woooky/krypto/g2-archiary/setting/Ar-setting2.ods'#$filtr.D11]" office:value-type="string" office:string-value="https://mega.nz/file/GHwSDQaZ#qzQvj0si1mjg" calcext:value-type="string">
            <text:p>https://mega.nz/file/GHwSDQaZ#qzQvj0si1mjg</text:p>
          </table:table-cell>
        </table:table-row>
        <table:table-row table:style-name="ro2">
          <table:table-cell table:style-name="ce5" table:formula="of:=+['file:///home/woooky/krypto/g2-archiary/setting/Ar-setting2.ods'#$filtr.B12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12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12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12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13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13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13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13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14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14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14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14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15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15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15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15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16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16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16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16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17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17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17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17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18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18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18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18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19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19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19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19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20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20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20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20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21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21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21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21]" office:value-type="float" office:value="0" calcext:value-type="float">
            <text:p>0</text:p>
          </table:table-cell>
        </table:table-row>
        <table:table-row table:style-name="ro1">
          <table:table-cell table:style-name="ce5" table:formula="of:=+['file:///home/woooky/krypto/g2-archiary/setting/Ar-setting2.ods'#$filtr.B22]" office:value-type="float" office:value="0" calcext:value-type="float">
            <text:p>0</text:p>
          </table:table-cell>
          <table:table-cell table:style-name="ce5" table:formula="of:=+['file:///home/woooky/krypto/g2-archiary/setting/Ar-setting2.ods'#$filtr.C22]" office:value-type="float" office:value="0" calcext:value-type="float">
            <text:p>0</text:p>
          </table:table-cell>
          <table:table-cell table:style-name="ce9" table:formula="of:=+['file:///home/woooky/krypto/g2-archiary/setting/Ar-setting2.ods'#$filtr.A22]" office:value-type="float" office:value="0" calcext:value-type="float">
            <text:p>0</text:p>
          </table:table-cell>
          <table:table-cell table:style-name="ce5" table:formula="of:=+['file:///home/woooky/krypto/g2-archiary/setting/Ar-setting2.ods'#$filtr.D22]" office:value-type="float" office:value="0" calcext:value-type="float">
            <text:p>0</text:p>
          </table:table-cell>
        </table:table-row>
        <table:table-row table:style-name="ro1" table:number-rows-repeated="2744">
          <table:table-cell table:style-name="ce9" table:number-columns-repeated="3"/>
          <table:table-cell table:style-name="ce5"/>
        </table:table-row>
        <table:table-row table:style-name="ro1" table:number-rows-repeated="104580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'file:///home/woooky/krypto/g2-archiary/setting/Ar-setting2.ods'#filtr" table:print="false" table:style-name="ta_extref">
        <table:table-source xlink:type="simple" xlink:href="../../../../setting/Ar-setting2.ods" table:table-name="filtr" table:filter-name="calc8" table:mode="copy-results-only"/>
        <table:table-column table:number-columns-repeated="4"/>
        <table:table-row>
          <table:table-cell table:style-name="ce1" office:value-type="string">
            <text:p>//INFO: Calc neumí pracovat s čísly větším,  než o patnácti číslicích, libovolno kde je desetinna carka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 office:value-type="string">
            <text:p>//INFO: proto volím max a min čísla, jako rozsah, jinak s tím musím pracovat mnohem složitěji jako se stringy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style-name="ce1" office:value-type="string">
            <text:p>Minimální</text:p>
          </table:table-cell>
          <table:table-cell table:style-name="ce1">
            <text:p/>
          </table:table-cell>
          <table:table-cell table:style-name="ce1" office:value-type="float" office:value="1E-012">
            <text:p>1E-012</text:p>
          </table:table-cell>
          <table:table-cell table:style-name="ce1">
            <text:p/>
          </table:table-cell>
        </table:table-row>
        <table:table-row>
          <table:table-cell table:style-name="ce1" office:value-type="string">
            <text:p>Maximální</text:p>
          </table:table-cell>
          <table:table-cell table:style-name="ce1">
            <text:p/>
          </table:table-cell>
          <table:table-cell table:style-name="ce1" office:value-type="float" office:value="999.999999999999">
            <text:p>999.999999999999</text:p>
          </table:table-cell>
          <table:table-cell table:style-name="ce1">
            <text:p/>
          </table:table-cell>
        </table:table-row>
        <table:table-row>
          <table:table-cell table:style-name="ce1" office:value-type="string">
            <text:p>Rozsah zmeny od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-100">
            <text:p>-100</text:p>
          </table:table-cell>
        </table:table-row>
        <table:table-row>
          <table:table-cell table:style-name="ce1" office:value-type="string">
            <text:p>Rozsah zmeny do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1500">
            <text:p>1500</text:p>
          </table:table-cell>
        </table:table-row>
        <table:table-row>
          <table:table-cell table:style-name="ce1" office:value-type="string">
            <text:p>Rozsah zmeny v řádu</text:p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 office:value-type="float" office:value="1000000000000">
            <text:p>1000000000000</text:p>
          </table:table-cell>
        </table:table-row>
        <table:table-row>
          <table:table-cell table:style-name="ce1" office:value-type="string">
            <text:p>Minimální velikost vkladu:</text:p>
          </table:table-cell>
          <table:table-cell table:style-name="ce1">
            <text:p/>
          </table:table-cell>
          <table:table-cell table:style-name="ce1" office:value-type="float" office:value="100000000000000">
            <text:p>100000000000000</text:p>
          </table:table-cell>
          <table:table-cell table:style-name="ce1">
            <text:p/>
          </table:table-cell>
        </table:table-row>
        <table:table-row>
          <table:table-cell table:style-name="ce1" office:value-type="string">
            <text:p>Minimální velikost kontraktu pro výhru:</text:p>
          </table:table-cell>
          <table:table-cell table:style-name="ce1">
            <text:p/>
          </table:table-cell>
          <table:table-cell table:style-name="ce1" office:value-type="float" office:value="1E+017">
            <text:p>1E+017</text:p>
          </table:table-cell>
          <table:table-cell table:style-name="ce1">
            <text:p/>
          </table:table-cell>
        </table:table-row>
        <table:table-row>
          <table:table-cell table:style-name="ce1" office:value-type="string">
            <text:p>Řešení:</text:p>
          </table:table-cell>
          <table:table-cell table:style-name="ce1">
            <text:p/>
          </table:table-cell>
          <table:table-cell table:style-name="ce1" office:value-type="float" office:value="12300000000000000">
            <text:p>12300000000000000</text:p>
          </table:table-cell>
          <table:table-cell table:style-name="ce1">
            <text:p/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fiat.png</text:p>
          </table:table-cell>
          <table:table-cell table:style-name="ce1" office:value-type="string">
            <text:p>Fiat Panda 2012, opravy  a technická 20250807 25561,-Kč, najeto 107700km, první výměna zadní části výfuku, první výměna rozvodového… 🚗 [milo, mjw] (20250807)</text:p>
          </table:table-cell>
          <table:table-cell table:style-name="ce1" office:value-type="string">
            <text:p>https://mega.nz/file/GHwSDQaZ#qzQvj0si1mj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  <style:map style:condition="value()&gt;=0" style:apply-style-name="N136P0"/>
    </number:currency-style>
    <number:number-style style:name="N137">
      <number:number number:decimal-places="18" number:min-decimal-places="18" number:min-integer-digits="1" number:grouping="true"/>
    </number:number-style>
    <number:number-style style:name="N138">
      <number:number number:decimal-places="18" number:min-decimal-places="18" number:min-integer-digits="1"/>
    </number:number-style>
    <number:number-style style:name="N139">
      <number:number number:decimal-places="19" number:min-decimal-places="19" number:min-integer-digits="1"/>
    </number:number-style>
    <number:number-style style:name="N140">
      <number:number number:decimal-places="19" number:min-decimal-places="19" number:min-integer-digits="3"/>
    </number:number-style>
    <number:number-style style:name="N141">
      <number:number number:decimal-places="19" number:min-decimal-places="19" number:min-integer-digits="0"/>
    </number:number-style>
    <number:number-style style:name="N142">
      <number:number number:decimal-places="11" number:min-decimal-places="11" number:min-integer-digits="1" number:grouping="true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7"/>
    </number:number-style>
    <number:number-style style:name="N145">
      <number:number number:decimal-places="0" number:min-decimal-places="0" number:min-integer-digits="9"/>
    </number:number-style>
    <number:number-style style:name="N146">
      <number:number number:decimal-places="9" number:min-decimal-places="9" number:min-integer-digits="1"/>
    </number:number-style>
    <number:number-style style:name="N147">
      <number:number number:decimal-places="1" number:min-decimal-places="1" number:min-integer-digits="1"/>
    </number:number-style>
    <number:number-style style:name="N148">
      <number:number number:decimal-places="18" number:min-decimal-places="18" number:min-integer-digits="0"/>
    </number:number-style>
    <number:number-style style:name="N149">
      <number:number number:decimal-places="3" number:min-decimal-places="3" number:min-integer-digits="1"/>
    </number:number-style>
    <number:number-style style:name="N150">
      <number:number number:decimal-places="12" number:min-decimal-places="12" number:min-integer-digits="3"/>
    </number:number-style>
    <number:number-style style:name="N151">
      <number:number number:decimal-places="0" number:min-decimal-places="0" number:min-integer-digits="0"/>
    </number:number-style>
    <number:number-style style:name="N152">
      <number:number number:decimal-places="12" number:min-decimal-places="12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0" number:min-decimal-places="0" number:min-integer-digits="20"/>
    </number:number-style>
    <number:number-style style:name="N155">
      <number:number number:decimal-places="0" number:min-decimal-places="0" number:min-integer-digits="3"/>
    </number:number-style>
    <number:number-style style:name="N156">
      <number:number number:decimal-places="12" number:min-decimal-places="12" number:min-integer-digits="3" number:grouping="true"/>
    </number:number-style>
    <number:number-style style:name="N157">
      <number:number number:decimal-places="12" number:min-decimal-places="12" number:min-integer-digits="0" number:grouping="true"/>
    </number:number-style>
    <number:number-style style:name="N158">
      <number:number number:decimal-places="0" number:min-decimal-places="0" number:min-integer-digits="3" number:grouping="true"/>
    </number:number-style>
    <number:number-style style:name="N10129" number:language="en" number:country="US" loext:transliteration-spellout="CZK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CZK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CZK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CZK" number:transliteration-language="en" number:transliteration-country="US">
      <number:number number:decimal-places="2" number:min-decimal-places="2" number:min-integer-digits="1"/>
    </number:number-style>
    <number:number-style style:name="N10133" number:language="en" number:country="US">
      <number:number number:decimal-places="12" number:min-decimal-places="12" number:min-integer-digits="3"/>
    </number:number-style>
    <number:number-style style:name="N10134" number:language="en" number:country="US">
      <number:number number:decimal-places="15" number:min-decimal-places="15" number:min-integer-digits="3"/>
    </number:number-style>
    <number:number-style style:name="N10135" number:language="en" number:country="US">
      <number:number number:decimal-places="18" number:min-decimal-places="18" number:min-integer-digits="3"/>
    </number:number-style>
    <number:number-style style:name="N10136" number:language="en" number:country="US">
      <number:number number:decimal-places="0" number:min-decimal-places="0" number:min-integer-digits="0"/>
    </number:number-style>
    <number:number-style style:name="N10137" number:language="en" number:country="US">
      <number:number number:decimal-places="0" number:min-decimal-places="0" number:min-integer-digits="20"/>
    </number:number-style>
    <number:number-style style:name="N10138" number:language="en" number:country="US">
      <number:number number:decimal-places="0" number:min-decimal-places="0" number:min-integer-digits="2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4:03:55.641626011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09:16:04.268764829</meta:creation-date>
    <dc:date>2025-08-09T14:04:15.195161346</dc:date>
    <meta:editing-duration>PT11H31M10S</meta:editing-duration>
    <meta:editing-cycles>73</meta:editing-cycles>
    <meta:generator>LibreOffice/24.2.7.2$Linux_X86_64 LibreOffice_project/420$Build-2</meta:generator>
    <meta:document-statistic meta:table-count="1" meta:cell-count="86" meta:object-count="0"/>
  </office:meta>
</office:document-meta>
</file>